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8H55M00S">
            <text:p>18.55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435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4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0T14:10:17</dc:date>
    <dc:creator>Daniele Ferro</dc:creator>
    <meta:editing-duration>PT61H03M59S</meta:editing-duration>
    <meta:editing-cycles>115</meta:editing-cycles>
    <meta:generator>OpenOffice.org/3.1$Linux OpenOffice.org_project/310m19$Build-9420</meta:generator>
    <meta:document-statistic meta:table-count="2" meta:cell-count="416" meta:object-count="0"/>
  </office:meta>
</office:document-meta>
</file>